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erCacheKey.IdentifierCacheKey( String key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fierCache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CacheKe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CacheKe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entifierCacheKey.equals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